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4.6264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3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4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5" style:family="table-cell" style:parent-style-name="Default">
      <style:table-cell-properties fo:border-bottom="0.0008in solid #000000" fo:background-color="#c0c0c0" fo:wrap-option="wrap" fo:border-left="none" fo:border-right="none" fo:border-top="0.0008in solid #000000" style:vertical-align="top"/>
      <style:text-properties style:font-name="Bitstream Vera Sans"/>
    </style:style>
    <style:style style:name="ce6" style:family="table-cell" style:parent-style-name="Default">
      <style:table-cell-properties fo:border-bottom="0.0008in solid #000000" fo:wrap-option="wrap" fo:border-left="none" fo:border-right="none" fo:border-top="0.0008in solid #000000" style:vertical-align="top"/>
      <style:text-properties style:font-name="Bitstream Vera Sans"/>
    </style:style>
    <style:style style:name="ce7" style:family="table-cell" style:parent-style-name="Default">
      <style:table-cell-properties fo:border-bottom="0.0008in solid #000000" fo:background-color="#c0c0c0" fo:border-left="none" fo:border-right="none" fo:border-top="0.0008in solid #000000" style:vertical-align="top"/>
      <style:text-properties style:font-name="Bitstream Vera Sans"/>
    </style:style>
    <style:style style:name="ce8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08in solid #000000" fo:border-left="none" fo:border-right="none" fo:border-top="0.0008in solid #000000" style:vertical-align="top"/>
    </style:style>
    <style:style style:name="ce10" style:family="table-cell" style:parent-style-name="Default">
      <style:table-cell-properties fo:border-bottom="0.0008in solid #000000" fo:background-color="#c0c0c0" fo:border-left="none" fo:border-right="none" fo:border-top="none" style:vertical-align="top"/>
      <style:text-properties style:font-name="Bitstream Vera Sans"/>
    </style:style>
    <style:style style:name="ce11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8"/>
        <table:table-column table:style-name="co7" table:number-columns-repeated="250" table:default-cell-style-name="ce11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note</text:p>
          </table:table-cell>
          <table:table-cell table:style-name="ce10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pending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no key-insert after camera zoom</text:p>
          </table:table-cell>
          <table:table-cell table:style-name="ce9"/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camera pans when camera-avatar is scaled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edit model/camera/light doesn't work</text:p>
          </table:table-cell>
          <table:table-cell table:number-columns-repeated="25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moving keys on multi-curve tracks causes other keys on that track to disappear</text:p>
          </table:table-cell>
          <table:table-cell table:number-columns-repeated="25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 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table:number-columns-repeated="251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Modeler: Deleting controlpoints sometimes does not remove a deleted controlpoint from selections (causing troubles when loading such a file).</text:p>
          </table:table-cell>
          <table:table-cell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modeler: undoing add-bone does not reset the bone's pose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pending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no refresh after camera pan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no refresh after manipulating model-dof in tre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camera rotate tool has wrong size when camera was scaled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animator: select objects from the tree</text:p>
          </table:table-cell>
          <table:table-cell table:number-columns-repeated="25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animator: select multiple objects at once</text:p>
          </table:table-cell>
          <table:table-cell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6">05/16/2006</text:date>, <text:time>21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16T21:54:22</dc:date>
    <dc:language>en-US</dc:language>
    <meta:editing-cycles>13</meta:editing-cycles>
    <meta:editing-duration>PT6H24M8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